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cm" fo:margin-bottom="0.499cm" style:contextual-spacing="false" fo:text-align="center" style:justify-single-word="false"/>
      <style:text-properties style:font-name="Arial" fo:font-size="14pt" fo:font-weight="bold" officeooo:rsid="000c0bd1" officeooo:paragraph-rsid="000c0bd1" style:font-size-asian="14pt" style:font-weight-asian="bold" style:font-size-complex="14pt" style:font-weight-complex="bold"/>
    </style:style>
    <style:style style:name="P2" style:family="paragraph" style:parent-style-name="Standard">
      <style:paragraph-properties fo:margin-top="0.3cm" fo:margin-bottom="0cm" style:contextual-spacing="false"/>
      <style:text-properties style:font-name="Arial" officeooo:rsid="0023651a" officeooo:paragraph-rsid="0023651a"/>
    </style:style>
    <style:style style:name="P3" style:family="paragraph" style:parent-style-name="Standard">
      <style:paragraph-properties fo:margin-top="0.3cm" fo:margin-bottom="0cm" style:contextual-spacing="false"/>
      <style:text-properties style:font-name="Arial" officeooo:rsid="00201fc8" officeooo:paragraph-rsid="00266205"/>
    </style:style>
    <style:style style:name="P4" style:family="paragraph" style:parent-style-name="Standard">
      <style:paragraph-properties fo:margin-top="0.3cm" fo:margin-bottom="0cm" style:contextual-spacing="false"/>
      <style:text-properties style:font-name="Arial" officeooo:rsid="002b69ba" officeooo:paragraph-rsid="002b69ba"/>
    </style:style>
    <style:style style:name="P5" style:family="paragraph" style:parent-style-name="Standard">
      <style:paragraph-properties fo:margin-top="0.3cm" fo:margin-bottom="0cm" style:contextual-spacing="false"/>
      <style:text-properties style:font-name="Arial" officeooo:rsid="002be7bf" officeooo:paragraph-rsid="0030bd52"/>
    </style:style>
    <style:style style:name="P6" style:family="paragraph" style:parent-style-name="Standard">
      <style:paragraph-properties fo:margin-top="0.3cm" fo:margin-bottom="0cm" style:contextual-spacing="false"/>
      <style:text-properties style:font-name="Arial" officeooo:rsid="00322f70" officeooo:paragraph-rsid="00322f70"/>
    </style:style>
    <style:style style:name="T1" style:family="text">
      <style:text-properties officeooo:rsid="00266205"/>
    </style:style>
    <style:style style:name="T2" style:family="text">
      <style:text-properties officeooo:rsid="0015a2b9"/>
    </style:style>
    <style:style style:name="T3" style:family="text">
      <style:text-properties officeooo:rsid="0016d199"/>
    </style:style>
    <style:style style:name="T4" style:family="text">
      <style:text-properties officeooo:rsid="002e434f"/>
    </style:style>
    <style:style style:name="T5" style:family="text">
      <style:text-properties officeooo:rsid="002e7045"/>
    </style:style>
    <style:style style:name="T6" style:family="text">
      <style:text-properties officeooo:rsid="0030641d"/>
    </style:style>
    <style:style style:name="T7" style:family="text">
      <style:text-properties officeooo:rsid="0030bd52"/>
    </style:style>
    <style:style style:name="T8" style:family="text">
      <style:text-properties officeooo:rsid="001a32ab"/>
    </style:style>
    <style:style style:name="T9" style:family="text">
      <style:text-properties officeooo:rsid="0035f0c0"/>
    </style:style>
    <style:style style:name="T10" style:family="text">
      <style:text-properties officeooo:rsid="002146d5"/>
    </style:style>
    <style:style style:name="T11" style:family="text">
      <style:text-properties officeooo:rsid="00349a4c"/>
    </style:style>
    <style:style style:name="T12" style:family="text">
      <style:text-properties officeooo:rsid="001b89c1"/>
    </style:style>
    <style:style style:name="T13" style:family="text">
      <style:text-properties officeooo:rsid="003a1210"/>
    </style:style>
    <style:style style:name="T14" style:family="text">
      <style:text-properties officeooo:rsid="003a395a"/>
    </style:style>
    <style:style style:name="T15" style:family="text">
      <style:text-properties officeooo:rsid="003afe8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cean Liner Tycoon – Pitch Script</text:p>
      <text:p text:style-name="P2"><text:span text:style-name="T1">Good afternoon. </text:span>My name is Lycia and <text:span text:style-name="T1">today </text:span>I will be pitching my team’s game ‘Ocean Liner Tycoon’.</text:p>
      <text:p text:style-name="P3">What is Ocean Liner Tycoon? <text:span text:style-name="T1">A </text:span><text:span text:style-name="T2">mobile </text:span><text:span text:style-name="T3">tycoon game, which is a very popular genre.</text:span></text:p>
      <text:p text:style-name="P4">Players will build a fleet of ocean liners, customising the design and structure of each ship.</text:p>
      <text:p text:style-name="P5">Here is an overview of the gameplay loop. First you design a ship, with the ability to customise the shape of the hull and superstructure, as well as designing the interior spaces. <text:span text:style-name="T4">Once the </text:span><text:span text:style-name="T5">ship is built, it will automatically start making voyages. These can be viewed on a world map, but selecting a ship will bring the perspective up close allowing the player to micromanage the voyage. This means the player can be as idle or active as they desire, leaving the ship to make voyages, or actively managing the passengers. Voyages will profit in-game currency, the amount depending on how much the passengers enjoyed their time </text:span><text:span text:style-name="T6">on the ship with the facilities provided by the player’s design. </text:span><text:span text:style-name="T7">Finally, the in-game currency can be spent on upgrades such as a ship’s engines or safety. The currency can also be spent to build new ships.</text:span></text:p>
      <text:p text:style-name="P6">The ship building and voyage micromanagement stages of the game will use a cutaway view similar to that of The Sims. A deck can be selected which will be shown without ceilings or higher decks when the player zooms the perspective closer.</text:p>
      <text:p text:style-name="P5"><text:span text:style-name="T8">Who is the target audience? </text:span><text:span text:style-name="T9">Naturally t</text:span><text:span text:style-name="T10">he primary </text:span><text:span text:style-name="T11">target </text:span><text:span text:style-name="T10">audience is maritime history enthusiasts.</text:span><text:span text:style-name="T12"> </text:span><text:span text:style-name="T10">But the game will also </text:span><text:span text:style-name="T13">appeal</text:span><text:span text:style-name="T12"> </text:span><text:span text:style-name="T14">to </text:span><text:span text:style-name="T12">a wider audience </text:span><text:span text:style-name="T10">due to</text:span><text:span text:style-name="T12"> the </text:span><text:span text:style-name="T15">continued presence of the Titanic in pop cultur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5T11:03:46.259000000</meta:creation-date>
    <meta:generator>LibreOffice/24.8.3.2$Windows_X86_64 LibreOffice_project/48a6bac9e7e268aeb4c3483fcf825c94556d9f92</meta:generator>
    <dc:date>2024-12-17T21:46:22.292000000</dc:date>
    <meta:editing-duration>PT2H6M43S</meta:editing-duration>
    <meta:editing-cycles>35</meta:editing-cycles>
    <meta:document-statistic meta:table-count="0" meta:image-count="0" meta:object-count="0" meta:page-count="1" meta:paragraph-count="7" meta:word-count="276" meta:character-count="1586" meta:non-whitespace-character-count="1316"/>
  </office:meta>
</office:document-meta>
</file>